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style:font-name="Arial" fo:font-size="12pt" officeooo:paragraph-rsid="00193bdd" style:font-size-asian="12pt" style:font-size-complex="12pt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style:font-name="Arial" fo:font-size="12pt" officeooo:rsid="00193bdd" officeooo:paragraph-rsid="00193bdd" style:font-size-asian="12pt" style:font-size-complex="12pt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style:font-name="Arial" fo:font-size="12pt" officeooo:paragraph-rsid="00193bdd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style:font-name="Arial" fo:font-size="12pt" officeooo:rsid="001d4b3c" officeooo:paragraph-rsid="002f5b9f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style:font-name="Arial" fo:font-size="12pt" officeooo:rsid="001d4b3c" officeooo:paragraph-rsid="003fee64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style:font-name="Arial" fo:font-size="12pt" officeooo:rsid="001d4b3c" officeooo:paragraph-rsid="004c7ba5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style:font-name="Arial" fo:font-size="12pt" officeooo:rsid="001d4b3c" officeooo:paragraph-rsid="006193fb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style:font-name="Arial" fo:font-size="12pt" officeooo:rsid="00493cab" officeooo:paragraph-rsid="0057c2e4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style:font-name="Arial" fo:font-size="12pt" officeooo:rsid="006fac32" officeooo:paragraph-rsid="006fac32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style:font-name="Arial" fo:font-size="12pt" officeooo:rsid="0072c799" officeooo:paragraph-rsid="0072c799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style:font-name="Arial" fo:font-size="12pt" officeooo:rsid="00731438" officeooo:paragraph-rsid="00731438"/>
    </style:style>
    <style:style style:name="T1" style:family="text">
      <style:text-properties fo:font-variant="normal" fo:text-transform="none" fo:color="#222222" fo:letter-spacing="normal" fo:font-style="normal" fo:font-weight="normal"/>
    </style:style>
    <style:style style:name="T2" style:family="text">
      <style:text-properties fo:font-variant="normal" fo:text-transform="none" fo:color="#222222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222222" fo:letter-spacing="normal" fo:font-style="normal" fo:font-weight="normal" officeooo:rsid="00193bdd" style:font-size-asian="12pt" style:font-size-complex="12pt"/>
    </style:style>
    <style:style style:name="T4" style:family="text">
      <style:text-properties fo:font-variant="normal" fo:text-transform="none" fo:color="#222222" fo:letter-spacing="normal" fo:font-style="normal" fo:font-weight="normal" officeooo:rsid="001a7939" style:font-size-asian="12pt" style:font-size-complex="12pt"/>
    </style:style>
    <style:style style:name="T5" style:family="text">
      <style:text-properties fo:font-variant="normal" fo:text-transform="none" fo:color="#222222" fo:letter-spacing="normal" fo:font-style="normal" fo:font-weight="normal" officeooo:rsid="001e9b1e" style:font-size-asian="12pt" style:font-size-complex="12pt"/>
    </style:style>
    <style:style style:name="T6" style:family="text">
      <style:text-properties fo:font-variant="normal" fo:text-transform="none" fo:color="#222222" fo:letter-spacing="normal" fo:font-style="normal" fo:font-weight="normal" officeooo:rsid="0021358e" style:font-size-asian="12pt" style:font-size-complex="12pt"/>
    </style:style>
    <style:style style:name="T7" style:family="text">
      <style:text-properties fo:font-variant="normal" fo:text-transform="none" fo:color="#222222" fo:letter-spacing="normal" fo:font-style="normal" fo:font-weight="normal" officeooo:rsid="00227fa0" style:font-size-asian="12pt" style:font-size-complex="12pt"/>
    </style:style>
    <style:style style:name="T8" style:family="text">
      <style:text-properties fo:font-variant="normal" fo:text-transform="none" fo:color="#222222" fo:letter-spacing="normal" fo:font-style="normal" fo:font-weight="normal" officeooo:rsid="002499fd" style:font-size-asian="12pt" style:font-size-complex="12pt"/>
    </style:style>
    <style:style style:name="T9" style:family="text">
      <style:text-properties fo:font-variant="normal" fo:text-transform="none" fo:color="#222222" fo:letter-spacing="normal" fo:font-style="normal" fo:font-weight="normal" officeooo:rsid="002d281c" style:font-size-asian="12pt" style:font-size-complex="12pt"/>
    </style:style>
    <style:style style:name="T10" style:family="text">
      <style:text-properties fo:font-variant="normal" fo:text-transform="none" fo:color="#222222" fo:letter-spacing="normal" fo:font-style="normal" fo:font-weight="normal" officeooo:rsid="002e4858" style:font-size-asian="12pt" style:font-size-complex="12pt"/>
    </style:style>
    <style:style style:name="T11" style:family="text">
      <style:text-properties fo:font-variant="normal" fo:text-transform="none" fo:color="#222222" fo:letter-spacing="normal" fo:font-style="normal" fo:font-weight="normal" officeooo:rsid="002f7e1f" style:font-size-asian="12pt" style:font-size-complex="12pt"/>
    </style:style>
    <style:style style:name="T12" style:family="text">
      <style:text-properties fo:font-variant="normal" fo:text-transform="none" fo:color="#222222" fo:letter-spacing="normal" fo:font-style="normal" fo:font-weight="normal" officeooo:rsid="00321d33" style:font-size-asian="12pt" style:font-size-complex="12pt"/>
    </style:style>
    <style:style style:name="T13" style:family="text">
      <style:text-properties fo:font-variant="normal" fo:text-transform="none" fo:color="#222222" fo:letter-spacing="normal" fo:font-style="normal" fo:font-weight="normal" officeooo:rsid="003274e2" style:font-size-asian="12pt" style:font-size-complex="12pt"/>
    </style:style>
    <style:style style:name="T14" style:family="text">
      <style:text-properties fo:font-variant="normal" fo:text-transform="none" fo:color="#222222" fo:letter-spacing="normal" fo:font-style="normal" fo:font-weight="normal" officeooo:rsid="0033b1ea" style:font-size-asian="12pt" style:font-size-complex="12pt"/>
    </style:style>
    <style:style style:name="T15" style:family="text">
      <style:text-properties fo:font-variant="normal" fo:text-transform="none" fo:color="#222222" fo:letter-spacing="normal" fo:font-style="normal" fo:font-weight="normal" officeooo:rsid="0037b21c" style:font-size-asian="12pt" style:font-size-complex="12pt"/>
    </style:style>
    <style:style style:name="T16" style:family="text">
      <style:text-properties fo:font-variant="normal" fo:text-transform="none" fo:color="#222222" fo:letter-spacing="normal" fo:font-style="normal" fo:font-weight="normal" officeooo:rsid="0038f4a6" style:font-size-asian="12pt" style:font-size-complex="12pt"/>
    </style:style>
    <style:style style:name="T17" style:family="text">
      <style:text-properties fo:font-variant="normal" fo:text-transform="none" fo:color="#222222" fo:letter-spacing="normal" fo:font-style="normal" fo:font-weight="normal" officeooo:rsid="0039300e" style:font-size-asian="12pt" style:font-size-complex="12pt"/>
    </style:style>
    <style:style style:name="T18" style:family="text">
      <style:text-properties fo:font-variant="normal" fo:text-transform="none" fo:color="#222222" fo:letter-spacing="normal" fo:font-style="normal" fo:font-weight="normal" officeooo:rsid="003acff5" style:font-size-asian="12pt" style:font-size-complex="12pt"/>
    </style:style>
    <style:style style:name="T19" style:family="text">
      <style:text-properties fo:font-variant="normal" fo:text-transform="none" fo:color="#222222" fo:letter-spacing="normal" fo:font-style="normal" fo:font-weight="normal" officeooo:rsid="003bdbc6" style:font-size-asian="12pt" style:font-size-complex="12pt"/>
    </style:style>
    <style:style style:name="T20" style:family="text">
      <style:text-properties fo:font-variant="normal" fo:text-transform="none" fo:color="#222222" fo:letter-spacing="normal" fo:font-style="normal" fo:font-weight="normal" officeooo:rsid="003d7e50" style:font-size-asian="12pt" style:font-size-complex="12pt"/>
    </style:style>
    <style:style style:name="T21" style:family="text">
      <style:text-properties fo:font-variant="normal" fo:text-transform="none" fo:color="#222222" fo:letter-spacing="normal" fo:font-style="normal" fo:font-weight="normal" officeooo:rsid="003f5374" style:font-size-asian="12pt" style:font-size-complex="12pt"/>
    </style:style>
    <style:style style:name="T22" style:family="text">
      <style:text-properties fo:font-variant="normal" fo:text-transform="none" fo:color="#222222" fo:letter-spacing="normal" fo:font-style="normal" fo:font-weight="normal" officeooo:rsid="0042f6d6" style:font-size-asian="12pt" style:font-size-complex="12pt"/>
    </style:style>
    <style:style style:name="T23" style:family="text">
      <style:text-properties fo:font-variant="normal" fo:text-transform="none" fo:color="#222222" fo:letter-spacing="normal" fo:font-style="normal" fo:font-weight="normal" officeooo:rsid="00438d2c" style:font-size-asian="12pt" style:font-size-complex="12pt"/>
    </style:style>
    <style:style style:name="T24" style:family="text">
      <style:text-properties fo:font-variant="normal" fo:text-transform="none" fo:color="#222222" fo:letter-spacing="normal" fo:font-style="normal" fo:font-weight="normal" officeooo:rsid="004a12cb" style:font-size-asian="12pt" style:font-size-complex="12pt"/>
    </style:style>
    <style:style style:name="T25" style:family="text">
      <style:text-properties fo:font-variant="normal" fo:text-transform="none" fo:color="#222222" fo:letter-spacing="normal" fo:font-style="normal" fo:font-weight="normal" officeooo:rsid="004bca60" style:font-size-asian="12pt" style:font-size-complex="12pt"/>
    </style:style>
    <style:style style:name="T26" style:family="text">
      <style:text-properties fo:font-variant="normal" fo:text-transform="none" fo:color="#222222" fo:letter-spacing="normal" fo:font-style="normal" fo:font-weight="normal" officeooo:rsid="004e56a9" style:font-size-asian="12pt" style:font-size-complex="12pt"/>
    </style:style>
    <style:style style:name="T27" style:family="text">
      <style:text-properties fo:font-variant="normal" fo:text-transform="none" fo:color="#222222" fo:letter-spacing="normal" fo:font-style="normal" fo:font-weight="normal" officeooo:rsid="0052ab1d" style:font-size-asian="12pt" style:font-size-complex="12pt"/>
    </style:style>
    <style:style style:name="T28" style:family="text">
      <style:text-properties fo:font-variant="normal" fo:text-transform="none" fo:color="#222222" fo:letter-spacing="normal" fo:font-style="normal" fo:font-weight="normal" officeooo:rsid="00546dc9" style:font-size-asian="12pt" style:font-size-complex="12pt"/>
    </style:style>
    <style:style style:name="T29" style:family="text">
      <style:text-properties fo:font-variant="normal" fo:text-transform="none" fo:color="#222222" fo:letter-spacing="normal" fo:font-style="normal" fo:font-weight="normal" officeooo:rsid="00565967" style:font-size-asian="12pt" style:font-size-complex="12pt"/>
    </style:style>
    <style:style style:name="T30" style:family="text">
      <style:text-properties fo:font-variant="normal" fo:text-transform="none" fo:color="#222222" fo:letter-spacing="normal" fo:font-style="normal" fo:font-weight="normal" officeooo:rsid="005a5b65" style:font-size-asian="12pt" style:font-size-complex="12pt"/>
    </style:style>
    <style:style style:name="T31" style:family="text">
      <style:text-properties fo:font-variant="normal" fo:text-transform="none" fo:color="#222222" fo:letter-spacing="normal" fo:font-style="normal" fo:font-weight="normal" officeooo:rsid="005da0dc" style:font-size-asian="12pt" style:font-size-complex="12pt"/>
    </style:style>
    <style:style style:name="T32" style:family="text">
      <style:text-properties fo:font-variant="normal" fo:text-transform="none" fo:color="#222222" fo:letter-spacing="normal" fo:font-style="normal" fo:font-weight="normal" officeooo:rsid="005e2401" style:font-size-asian="12pt" style:font-size-complex="12pt"/>
    </style:style>
    <style:style style:name="T33" style:family="text">
      <style:text-properties fo:font-variant="normal" fo:text-transform="none" fo:color="#222222" fo:letter-spacing="normal" fo:font-style="normal" fo:font-weight="normal" officeooo:rsid="005e43e2" style:font-size-asian="12pt" style:font-size-complex="12pt"/>
    </style:style>
    <style:style style:name="T34" style:family="text">
      <style:text-properties fo:font-variant="normal" fo:text-transform="none" fo:color="#222222" fo:letter-spacing="normal" fo:font-style="normal" fo:font-weight="normal" officeooo:rsid="0060566c" style:font-size-asian="12pt" style:font-size-complex="12pt"/>
    </style:style>
    <style:style style:name="T35" style:family="text">
      <style:text-properties fo:font-variant="normal" fo:text-transform="none" fo:color="#222222" fo:letter-spacing="normal" fo:font-style="normal" fo:font-weight="normal" officeooo:rsid="0060c7c2" style:font-size-asian="12pt" style:font-size-complex="12pt"/>
    </style:style>
    <style:style style:name="T36" style:family="text">
      <style:text-properties fo:font-variant="normal" fo:text-transform="none" fo:color="#222222" fo:letter-spacing="normal" fo:font-style="normal" fo:font-weight="normal" officeooo:rsid="006193fb" style:font-size-asian="12pt" style:font-size-complex="12pt"/>
    </style:style>
    <style:style style:name="T37" style:family="text">
      <style:text-properties fo:font-variant="normal" fo:text-transform="none" fo:color="#222222" fo:letter-spacing="normal" fo:font-style="normal" fo:font-weight="normal" officeooo:rsid="00638dea" style:font-size-asian="12pt" style:font-size-complex="12pt"/>
    </style:style>
    <style:style style:name="T38" style:family="text">
      <style:text-properties fo:font-variant="normal" fo:text-transform="none" fo:color="#222222" fo:letter-spacing="normal" fo:font-style="normal" fo:font-weight="normal" officeooo:rsid="00643117" style:font-size-asian="12pt" style:font-size-complex="12pt"/>
    </style:style>
    <style:style style:name="T39" style:family="text">
      <style:text-properties fo:font-variant="normal" fo:text-transform="none" fo:color="#222222" fo:letter-spacing="normal" fo:font-style="normal" fo:font-weight="normal" officeooo:rsid="00643e8a" style:font-size-asian="12pt" style:font-size-complex="12pt"/>
    </style:style>
    <style:style style:name="T40" style:family="text">
      <style:text-properties fo:font-variant="normal" fo:text-transform="none" fo:color="#222222" fo:letter-spacing="normal" fo:font-style="normal" fo:font-weight="normal" officeooo:rsid="0067de26" style:font-size-asian="12pt" style:font-size-complex="12pt"/>
    </style:style>
    <style:style style:name="T41" style:family="text">
      <style:text-properties fo:font-variant="normal" fo:text-transform="none" fo:color="#222222" fo:letter-spacing="normal" fo:font-style="normal" fo:font-weight="normal" officeooo:rsid="00696633" style:font-size-asian="12pt" style:font-size-complex="12pt"/>
    </style:style>
    <style:style style:name="T42" style:family="text">
      <style:text-properties fo:font-variant="normal" fo:text-transform="none" fo:color="#222222" fo:letter-spacing="normal" fo:font-style="normal" fo:font-weight="normal" officeooo:rsid="006b3cec" style:font-size-asian="12pt" style:font-size-complex="12pt"/>
    </style:style>
    <style:style style:name="T43" style:family="text">
      <style:text-properties fo:font-variant="normal" fo:text-transform="none" fo:color="#222222" fo:letter-spacing="normal" fo:font-style="normal" fo:font-weight="normal" officeooo:rsid="006c0e9e" style:font-size-asian="12pt" style:font-size-complex="12pt"/>
    </style:style>
    <style:style style:name="T44" style:family="text">
      <style:text-properties fo:font-variant="normal" fo:text-transform="none" fo:color="#222222" fo:letter-spacing="normal" fo:font-style="normal" fo:font-weight="normal" officeooo:rsid="006e09e3" style:font-size-asian="12pt" style:font-size-complex="12pt"/>
    </style:style>
    <style:style style:name="T45" style:family="text">
      <style:text-properties fo:font-variant="normal" fo:text-transform="none" fo:color="#222222" fo:letter-spacing="normal" fo:font-style="normal" fo:font-weight="normal" style:font-size-asian="12pt" style:font-style-asian="normal" style:font-size-complex="12pt" style:font-style-complex="normal"/>
    </style:style>
    <style:style style:name="T46" style:family="text">
      <style:text-properties fo:font-variant="normal" fo:text-transform="none" fo:color="#222222" fo:letter-spacing="normal" fo:font-style="normal" fo:font-weight="normal" officeooo:rsid="006fe93a" style:font-size-asian="12pt" style:font-style-asian="normal" style:font-size-complex="12pt" style:font-style-complex="normal"/>
    </style:style>
    <style:style style:name="T47" style:family="text">
      <style:text-properties fo:font-variant="normal" fo:text-transform="none" fo:color="#222222" fo:letter-spacing="normal" fo:font-style="normal" fo:font-weight="normal" officeooo:rsid="00705bda" style:font-size-asian="12pt" style:font-style-asian="normal" style:font-size-complex="12pt" style:font-style-complex="normal"/>
    </style:style>
    <style:style style:name="T48" style:family="text">
      <style:text-properties fo:font-variant="normal" fo:text-transform="none" fo:color="#222222" fo:letter-spacing="normal" fo:font-style="normal" fo:font-weight="normal" officeooo:rsid="0071f72d" style:font-size-asian="12pt" style:font-style-asian="normal" style:font-size-complex="12pt" style:font-style-complex="normal"/>
    </style:style>
    <style:style style:name="T49" style:family="text">
      <style:text-properties fo:font-variant="normal" fo:text-transform="none" fo:color="#222222" fo:letter-spacing="normal" fo:font-style="italic" fo:font-weight="normal" style:font-size-asian="12pt" style:font-style-asian="italic" style:font-size-complex="12pt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2"><text:span text:style-name="T1">Univ.-Prof. Dr. Heinrich Schmidinger</text:span></text:p>
      <text:p text:style-name="P1"><text:span text:style-name="T1">Rector, </text:span><text:line-break/><text:span text:style-name="T1">Paris Lodron University of Salzburg, </text:span></text:p>
      <text:p text:style-name="P1"><text:span text:style-name="T1"/></text:p>
      <text:p text:style-name="P1"><text:span text:style-name="T1"/></text:p>
      <text:p text:style-name="P3"><text:span text:style-name="T1">Dear Prof. Dr. Schmidinger,</text:span></text:p>
      <text:p text:style-name="P3"><text:span text:style-name="T1"/></text:p>
      <text:p text:style-name="P4"><text:span text:style-name="T3">please consider my application for the position of Professor of Evolutionary Biology of Animals at the Dep</text:span><text:span text:style-name="T4">ar</text:span><text:span text:style-name="T3">t</text:span><text:span text:style-name="T4">ment of </text:span><text:span text:style-name="T3">Ecology &amp; Evolution </text:span><text:span text:style-name="T4">of the Paris Lodron University of Salzburg.</text:span></text:p>
      <text:p text:style-name="P4"><text:span text:style-name="T4"/></text:p>
      <text:p text:style-name="P7"><text:span text:style-name="T7">The e</text:span><text:span text:style-name="T2">volutionary </text:span><text:span text:style-name="T7">b</text:span><text:span text:style-name="T2">iology </text:span><text:span text:style-name="T7">of animals h</text:span><text:span text:style-name="T2">a</text:span><text:span text:style-name="T7">s </text:span><text:span text:style-name="T2">been my main research topics since more than ten years, first in the field of </text:span><text:span text:style-name="T5">molecular </text:span><text:span text:style-name="T2">systematics and more recently </text:span><text:span text:style-name="T6">o</text:span><text:span text:style-name="T2">n </text:span><text:span text:style-name="T6">the</text:span><text:span text:style-name="T2"> genomics and transcriptomics of sponges and soft-corals. </text:span><text:span text:style-name="T13">I am sure that </text:span><text:span text:style-name="T6">cooperation with other members of the Department </text:span><text:span text:style-name="T26">in Salzburg </text:span><text:span text:style-name="T13">will bring new challenges and open new research fronts. </text:span><text:span text:style-name="T17">F</text:span><text:span text:style-name="T16">or instance, </text:span><text:span text:style-name="T17">little is known about </text:span><text:span text:style-name="T18">the </text:span><text:span text:style-name="T17">unicellular eukaryotes associated with sponges, a group known to harbor diverse bacterial communities, </text:span><text:span text:style-name="T19">or </text:span><text:span text:style-name="T20">about how the environment </text:span><text:span text:style-name="T21">affects these symbiotic communities. </text:span><text:span text:style-name="T14">I have identified </text:span><text:span text:style-name="T15">several member</text:span><text:span text:style-name="T22">s of the Department</text:span><text:span text:style-name="T15"> </text:span><text:span text:style-name="T23">with whom these so far unanswered question</text:span><text:span text:style-name="T27">s</text:span><text:span text:style-name="T23"> may be answered in a </text:span><text:span text:style-name="T16">collaborati</text:span><text:span text:style-name="T23">ve manner</text:span><text:span text:style-name="T16">. </text:span><text:span text:style-name="T8">Thus, </text:span><text:span text:style-name="T28">I consider </text:span><text:span text:style-name="T8">t</text:span><text:span text:style-name="T6">he position offered at the Dept. of Ecology &amp; Evolution represents an excellent opportunity to continue my academic career </text:span><text:span text:style-name="T12">in this field.</text:span></text:p>
      <text:p text:style-name="P6"><text:span text:style-name="T12"/></text:p>
      <text:p text:style-name="P9"><text:span text:style-name="T12">I </text:span><text:span text:style-name="T2">think I will offer a good complement to the Department current staff and that my knowledge and experience with Next-Generation-Sequencing methods, which I have routinely used <text:s/>during the past two to three years for different parts of my research </text:span><text:span text:style-name="T29">or </text:span><text:span text:style-name="T30">for </text:span><text:span text:style-name="T29">projects I have contributed to</text:span><text:span text:style-name="T2">, </text:span><text:span text:style-name="T24">will </text:span><text:span text:style-name="T25">be of </text:span><text:span text:style-name="T24">benefit. </text:span><text:span text:style-name="T25">In this regard I am currently responsible for running a small NGS facility at the Chair of Paleontology and Geobiology, something that has given me first hand experience with this technology </text:span><text:span text:style-name="T31">and open the possibility of establishing a similar small NGS lab focused on non-model organisms in Salzburg</text:span><text:span text:style-name="T25">.</text:span></text:p>
      <text:p text:style-name="P5"><text:span text:style-name="T6"/></text:p>
      <text:p text:style-name="P8"><text:span text:style-name="T9">The geographic proximity between Munich, where I currently hold a position as “Akademischer Rat auf Zeit”, </text:span><text:span text:style-name="T11">and </text:span><text:span text:style-name="T10">Salzburg </text:span><text:span text:style-name="T32">represents for me </text:span><text:span text:style-name="T33">another positive factor </text:span><text:span text:style-name="T34">as it </text:span><text:span text:style-name="T39">may </text:span><text:span text:style-name="T35">facilitate </text:span><text:span text:style-name="T41">future </text:span><text:span text:style-name="T36">collaborati</text:span><text:span text:style-name="T40">on </text:span><text:span text:style-name="T36">with col</text:span><text:span text:style-name="T37">l</text:span><text:span text:style-name="T36">eag</text:span><text:span text:style-name="T37">u</text:span><text:span text:style-name="T36">es </text:span><text:span text:style-name="T38">based </text:span><text:span text:style-name="T36">here in Munich and </text:span><text:span text:style-name="T42">would facilitate the transfer of research material and </text:span><text:span text:style-name="T43">a rapid </text:span><text:span text:style-name="T44">start in Salzburg, should the position be offered to me.</text:span></text:p>
      <text:p text:style-name="P8"><text:span text:style-name="T44"/></text:p>
      <text:p text:style-name="P10"><text:span text:style-name="T44">F</text:span><text:span text:style-name="T2">inally, please do not hesitate to contact me in any case, should more information be needed. I have included the name of four references in my </text:span><text:span text:style-name="T49">Curriculum vitae</text:span><text:span text:style-name="T45"> </text:span><text:span text:style-name="T46">that can provide information about me, should this be required. </text:span><text:span text:style-name="T47">I would be more than glad to share unpublished manuscripts with the committee </text:span><text:span text:style-name="T48">in case this considered necessary.</text:span></text:p>
      <text:p text:style-name="P10"><text:span text:style-name="T48"/></text:p>
      <text:p text:style-name="P11"><text:span text:style-name="T48">I </text:span><text:span text:style-name="T45">thank you for offering this great opportunity in an open and transparent manner and hope you can find and appoint the best candidate for the position.</text:span></text:p>
      <text:p text:style-name="P11"><text:span text:style-name="T45"/></text:p>
      <text:p text:style-name="P12"><text:span text:style-name="T45">With best regards,</text:span></text:p>
      <text:p text:style-name="P12"><text:span text:style-name="T45"/></text:p>
      <text:p text:style-name="P12"><text:span text:style-name="T45">Dr. Sergio Vargas 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6T23:08:30.397317177</meta:creation-date>
    <dc:date>2017-01-27T00:30:08.876418549</dc:date>
    <meta:editing-duration>PT1H21M4S</meta:editing-duration>
    <meta:editing-cycles>75</meta:editing-cycles>
    <meta:generator>LibreOffice/5.1.4.2$Linux_X86_64 LibreOffice_project/10m0$Build-2</meta:generator>
    <meta:document-statistic meta:table-count="0" meta:image-count="0" meta:object-count="0" meta:page-count="1" meta:paragraph-count="11" meta:word-count="421" meta:character-count="2643" meta:non-whitespace-character-count="2230"/>
  </office:meta>
</office:document-meta>
</file>